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9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324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1.93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notes">
      <style:graphic-properties draw:fill-color="#ffffff" draw:auto-grow-height="true" fo:min-height="13.364cm"/>
    </style:style>
    <style:style style:name="P1" style:family="paragraph">
      <style:text-properties fo:color="#006c3b"/>
    </style:style>
    <style:style style:name="P2" style:family="paragraph">
      <style:paragraph-properties fo:margin-left="0.018cm" fo:margin-right="0.009cm" fo:line-height="100%" fo:text-indent="0cm"/>
      <style:text-properties fo:color="#ffffff" style:font-name-asian="Arial" style:font-size-asian="14pt" style:font-name-complex="Arial"/>
    </style:style>
    <style:style style:name="P3" style:family="paragraph">
      <style:text-properties fo:color="#ffffff"/>
    </style:style>
    <style:style style:name="P4" style:family="paragraph">
      <style:paragraph-properties fo:margin-top="0.42cm" fo:margin-bottom="0.35cm" fo:text-align="end"/>
      <style:text-properties fo:font-size="25pt" style:font-size-asian="25pt" style:font-size-complex="25pt"/>
    </style:style>
    <style:style style:name="P5" style:family="paragraph">
      <loext:graphic-properties draw:fill="none"/>
      <style:paragraph-properties fo:margin-top="0.42cm" fo:margin-bottom="0.35cm" fo:text-align="end"/>
      <style:text-properties fo:font-size="25pt" style:font-size-asian="25pt" style:font-size-complex="25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ffffff" style:font-name="Arial" fo:font-size="32pt" fo:language="ru" fo:country="RU" style:font-name-asian="Arial" style:font-size-asian="32pt" style:language-asian="ar" style:country-asian="SA" style:font-name-complex="Arial" style:font-size-complex="6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cm" svg:y="0.6cm" presentation:class="title" presentation:user-transformed="true">
          <draw:text-box>
            <text:p text:style-name="P1">Основы проектной деятельности</text:p>
          </draw:text-box>
        </draw:frame>
        <draw:frame presentation:style-name="pr1" draw:text-style-name="P3" draw:layer="layout" svg:width="25.199cm" svg:height="2.515cm" svg:x="1.401cm" svg:y="9.589cm" presentation:class="title" presentation:user-transformed="true">
          <draw:text-box>
            <text:p text:style-name="P2"><text:span text:style-name="T1">«Учёт кадров и формирование зарплат персонала интернет-провайдера SwiftNet»</text:span></text:p>
          </draw:text-box>
        </draw:frame>
        <draw:frame draw:style-name="gr1" draw:text-style-name="P5" draw:layer="layout" svg:width="12.4cm" svg:height="7.216cm" svg:x="15cm" svg:y="13.384cm">
          <draw:text-box>
            <text:p text:style-name="P4"><text:span text:style-name="T2">Выполнил: студент</text:span></text:p>
            <text:p text:style-name="P4"><text:span text:style-name="T2"><text:s/></text:span><text:span text:style-name="T2">группы ИС-Б17</text:span></text:p>
            <text:p text:style-name="P4"><text:span text:style-name="T2"><text:s/></text:span><text:span text:style-name="T2">отделения ИКС</text:span></text:p>
            <text:p text:style-name="P4"><text:span text:style-name="T2"><text:s/></text:span><text:span text:style-name="T2">Петренко В. Ю.</text:span></text:p>
            <text:p text:style-name="P4"><text:span text:style-name="T2"><text:s/></text:span><text:span text:style-name="T2">Проверил: Кофтан Ю. Р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>
        <office:forms form:automatic-focus="false" form:apply-design-mode="false"/>
        <draw:frame presentation:style-name="pr3" draw:layer="layout" svg:width="25.199cm" svg:height="3.481cm" svg:x="1.4cm" svg:y="-0.34cm" presentation:class="title" presentation:placeholder="true" presentation:user-transformed="true">
          <draw:text-box/>
        </draw:frame>
        <draw:frame presentation:style-name="pr4" draw:layer="layout" svg:width="12.297cm" svg:height="13.8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Назначение и цели</text:p>
          </draw:text-box>
        </draw:frame>
        <draw:frame draw:style-name="gr3" draw:text-style-name="P9" draw:layer="layout" svg:width="27.8cm" svg:height="9.967cm" svg:x="0cm" svg:y="6.426cm">
          <draw:text-box>
            <text:p text:style-name="P8">2.1. Назначение системы</text:p>
            <text:p text:style-name="P8">На основании данных о наличии и движении кадров предприятие выявляет свои перспективные потребности в сотрудниках, разрабатывает программу по обеспечению предприятия необходимым персоналом. Кадровый учет имеет значение для оценки производительности труда и расчета на этой основе заработной платы.</text:p>
            <text:p text:style-name="P8">Назначение состоит из следующих частей:</text:p>
            <text:p text:style-name="P8">Учет численности, движения кадров;</text:p>
            <text:p text:style-name="P8">Своевременное обновление информации о работе сотрудников;</text:p>
            <text:p text:style-name="P8">Отслеживание фактически отработанного трудового времени;</text:p>
            <text:p text:style-name="P8">Расчет зарплат (с учетом больничных, отпусков, премий и пр.);</text:p>
            <text:p text:style-name="P8">Основное назначение системы: планирование и управление численностью персонала. </text:p>
            <text:p text:style-name="P8">2.2. Цели создания системы</text:p>
            <text:p text:style-name="P8">Целью создания ИС является автоматизация процесса учета числа сотрудников фирмы интернет-провайдер, их рабочего времени, качества работы, а также расчета их ЗП, отпускных, больничных и премий.</text:p>
            <text:p text:style-name="P8"/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Функциональная схема класса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Пример кода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Методика испытаний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Руководство пользователя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nt_20_Style12" style:display-name="Font Style12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Font_20_Style11" style:display-name="Font Style11" style:family="graphic">
      <style:paragraph-properties style:text-autospace="none"/>
      <style:text-properties style:font-name="Times New Roman" fo:font-family="'Times New Roman'" style:font-family-generic="roman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style-complex="italic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WW8Num1z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Обычный_20__28_веб_29_" style:display-name="Обычный (веб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3" style:family="graphic">
      <style:paragraph-properties fo:margin-top="0cm" fo:margin-bottom="0cm" fo:line-height="0.48cm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1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497cm" fo:line-height="10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Noto Sans Devanagari" style:font-family-asian="'Noto Sans Devanagari'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05%" fo:text-align="start" style:text-autospace="none"/>
      <style:text-properties style:use-window-font-color="true" style:font-name="Calibri" fo:font-family="Calibri" style:font-family-generic="swiss" style:font-pitch="variable" fo:font-size="12pt" fo:language="ru" fo:country="RU" fo:font-style="italic" style:font-name-asian="Noto Sans Devanagari" style:font-family-asian="'Noto Sans Devanagari'" style:font-family-generic-asian="swiss" style:font-size-asian="12pt" style:language-asian="ar" style:country-asian="SA" style:font-style-asian="italic" style:font-style-complex="italic"/>
    </style:style>
    <style:style style:name="Heading" style:family="graphic">
      <style:paragraph-properties fo:margin-top="0.746cm" fo:margin-bottom="0.374cm" fo:line-height="105%" fo:text-align="start" style:text-autospace="none"/>
      <style:text-properties style:use-window-font-color="true" style:font-name="DejaVu Sans" fo:font-family="'DejaVu Sans'" style:font-family-generic="swiss" style:font-pitch="variable" fo:font-size="14pt" fo:language="ru" fo:country="RU" style:font-name-asian="Noto Sans Devanagari1" style:font-family-asian="'Noto Sans Devanagari'" style:font-pitch-asian="variable" style:font-size-asian="14pt" style:language-asian="ar" style:country-asian="SA"/>
    </style:style>
    <style:style style:name="Указатель" style:family="graphic">
      <style:paragraph-properties fo:margin-top="0cm" fo:margin-bottom="0.497cm" fo:line-height="10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Lohit Devanagari" style:font-family-asian="'Lohit Devanagari'" style:font-size-asian="11pt" style:language-asian="ar" style:country-asian="SA"/>
    </style:style>
    <style:style style:name="Название" style:family="graphic">
      <style:paragraph-properties fo:margin-top="0.374cm" fo:margin-bottom="0.374cm" fo:line-height="105%" fo:text-align="start" style:text-autospace="none"/>
      <style:text-properties style:use-window-font-color="true" style:font-name="Calibri" fo:font-family="Calibri" style:font-family-generic="swiss" style:font-pitch="variable" fo:font-size="12pt" fo:language="ru" fo:country="RU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Noto Sans Devanagari" style:font-family-asian="'Noto Sans Devanagari'" style:font-family-generic-asian="swiss" style:font-size-asian="11pt" style:language-asian="ar" style:country-asian="SA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49:50.364099145</meta:creation-date>
    <meta:editing-duration>PT2H4M4S</meta:editing-duration>
    <meta:editing-cycles>4</meta:editing-cycles>
    <meta:generator>LibreOffice/6.0.7.3$Linux_X86_64 LibreOffice_project/00m0$Build-3</meta:generator>
    <dc:title>Lush Green</dc:title>
    <dc:date>2019-06-10T01:07:27.240289054</dc:date>
    <meta:document-statistic meta:object-count="91"/>
  </office:meta>
</office:document-meta>
</file>